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0646" officeooo:paragraph-rsid="00010646" style:font-size-asian="13.1000003814697pt" style:font-size-complex="15pt"/>
    </style:style>
    <style:style style:name="P2" style:family="paragraph" style:parent-style-name="Standard">
      <style:text-properties fo:font-size="15pt" officeooo:rsid="0001a530" officeooo:paragraph-rsid="0001a530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to Compilers</text:p>
      <text:p text:style-name="P1"/>
      <text:p text:style-name="P1">Compilers vs Interpreters</text:p>
      <text:p text:style-name="P1"/>
      <text:p text:style-name="P1">Compilers – Compiler takes the program converts it into an executable (bytecode) which can be run on different data to produce output.</text:p>
      <text:p text:style-name="P1"/>
      <text:p text:style-name="P1">Interpreters – Interpreters takes the program and the data(input) and gives the output. Does not do any preprocessing on the program before it executes it on the input.</text:p>
      <text:p text:style-name="P1"/>
      <text:p text:style-name="P2">Moder Compilers preserve the outline of FORTRAN I</text:p>
      <text:p text:style-name="P2"/>
      <text:p text:style-name="P2">It consists of 5 phases:</text:p>
      <text:p text:style-name="P2"/>
      <text:p text:style-name="P2">* Lexical Analysis</text:p>
      <text:p text:style-name="P2">* Parsing</text:p>
      <text:p text:style-name="P2">* Semantic Analysis</text:p>
      <text:p text:style-name="P2">* Optimization</text:p>
      <text:p text:style-name="P2">* Code Gener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47:23.099827004</meta:creation-date>
    <dc:date>2018-09-09T11:55:55.359619757</dc:date>
    <meta:editing-duration>PT8M3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80" meta:character-count="495" meta:non-whitespace-character-count="424"/>
  </office:meta>
</office:document-meta>
</file>